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variant="normal" fo:text-transform="none" fo:color="#00645f" style:font-name="myFontBold" fo:font-size="16pt" fo:letter-spacing="normal" fo:font-style="normal" fo:font-weight="bold" officeooo:rsid="00131503" officeooo:paragraph-rsid="00131503" style:font-name-asian="Noto Sans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4823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315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438c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58b7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bold" officeooo:rsid="00131503" officeooo:paragraph-rsid="001686e3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fo:font-weight="bold" officeooo:rsid="00248231" officeooo:paragraph-rsid="00248231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3150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fo:font-weight="normal" officeooo:rsid="00131503" officeooo:paragraph-rsid="001438c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fo:font-weight="normal" officeooo:rsid="00248231" officeooo:paragraph-rsid="0024823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f2371" officeooo:paragraph-rsid="001f2371" style:font-name-asian="Noto Sans CJK SC" style:font-size-asian="12pt" style:font-weight-asian="bold" style:font-name-complex="Lohit Devanagari" style:font-size-complex="12pt" style:font-weight-complex="bold"/>
    </style:style>
    <style:style style:name="P12" style:family="paragraph" style:parent-style-name="Text_20_body">
      <style:paragraph-properties fo:margin-left="0in" fo:margin-right="0in" fo:line-height="115%" fo:text-align="center" style:justify-single-word="false" fo:orphans="2" fo:widows="2" fo:text-indent="0in" style:auto-text-indent="false"/>
      <style:text-properties officeooo:paragraph-rsid="0018913c" fo:background-color="#00a65d"/>
    </style:style>
    <style:style style:name="P13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officeooo:paragraph-rsid="0018913c"/>
    </style:style>
    <style:style style:name="P14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70911" style:font-name-asian="Noto Sans CJK SC" style:font-size-asian="12pt" style:font-weight-asian="bold" style:font-name-complex="Lohit Devanagari" style:font-size-complex="12pt" style:font-weight-complex="bold"/>
    </style:style>
    <style:style style:name="P15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16" style:family="paragraph" style:parent-style-name="Heading_20_1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d2cd" officeooo:paragraph-rsid="001cd2cd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438cd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2c4083" style:font-size-asian="12pt" style:font-weight-asian="normal" style:font-size-complex="12pt" style:font-weight-complex="normal"/>
    </style:style>
    <style:style style:name="P20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dce4e" officeooo:paragraph-rsid="002dce4e" style:font-size-asian="12pt" style:font-weight-asian="normal" style:font-size-complex="12pt" style:font-weight-complex="normal"/>
    </style:style>
    <style:style style:name="P21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e4fe7" officeooo:paragraph-rsid="002e4fe7" style:font-size-asian="12pt" style:font-weight-asian="normal" style:font-size-complex="12pt" style:font-weight-complex="normal"/>
    </style:style>
    <style:style style:name="P22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bold" style:font-size-complex="12pt" style:font-weight-complex="bold"/>
    </style:style>
    <style:style style:name="P23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248231" style:font-size-asian="12pt" style:font-weight-asian="bold" style:font-size-complex="12pt" style:font-weight-complex="bold"/>
    </style:style>
    <style:style style:name="P24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48231" officeooo:paragraph-rsid="00248231" style:font-size-asian="12pt" style:font-weight-asian="bold" style:font-size-complex="12pt" style:font-weight-complex="bold"/>
    </style:style>
    <style:style style:name="P25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48231" officeooo:paragraph-rsid="002aa9fa" style:font-name-asian="Noto Sans CJK SC" style:font-size-asian="12pt" style:font-weight-asian="bold" style:font-name-complex="Lohit Devanagari" style:font-size-complex="12pt" style:font-weight-complex="bold"/>
    </style:style>
    <style:style style:name="P26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letter-spacing="normal" fo:font-style="normal" fo:font-weight="bold" officeooo:rsid="002aa9fa" officeooo:paragraph-rsid="002aa9fa"/>
    </style:style>
    <style:style style:name="P2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8b209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aa9f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c408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608c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48231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dce4e" officeooo:paragraph-rsid="002dce4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dce4e" officeooo:paragraph-rsid="002e4fe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e4fe7" officeooo:paragraph-rsid="002e4fe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2fa3eb" officeooo:paragraph-rsid="002fa3eb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105bc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bold" officeooo:rsid="002608c4" officeooo:paragraph-rsid="002608c4" style:font-size-asian="12pt" style:font-weight-asian="bold" style:font-size-complex="12pt" style:font-weight-complex="bold"/>
    </style:style>
    <style:style style:name="P38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normal" officeooo:rsid="0018913c" officeooo:paragraph-rsid="0018913c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normal" officeooo:rsid="0019d991" officeooo:paragraph-rsid="0019d991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line-height="115%" fo:text-align="start" style:justify-single-word="false" fo:orphans="2" fo:widows="2"/>
      <style:text-properties fo:font-variant="normal" fo:text-transform="none" fo:color="#232f3e" style:font-name="AmazonEmberLight" fo:font-size="12pt" fo:letter-spacing="normal" fo:font-style="normal" fo:font-weight="bold" officeooo:rsid="0018913c" officeooo:paragraph-rsid="0018913c" style:font-size-asian="12pt" style:font-weight-asian="bold" style:font-size-complex="12pt" style:font-weight-complex="bold"/>
    </style:style>
    <style:style style:name="P41" style:family="paragraph" style:parent-style-name="Text_20_body" style:list-style-name="L3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131503" officeooo:paragraph-rsid="002608c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6b7e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2fa3e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105b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96acb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3fb28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105bc" officeooo:paragraph-rsid="00418d1a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6b7eb" officeooo:paragraph-rsid="0036b7eb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6b7eb" officeooo:paragraph-rsid="00396acb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myFontBold" fo:font-size="12pt" fo:letter-spacing="normal" fo:font-style="normal" fo:font-weight="normal" officeooo:rsid="00396acb" officeooo:paragraph-rsid="00396acb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fa3eb" officeooo:paragraph-rsid="002fa3eb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36b7eb" officeooo:paragraph-rsid="0036b7eb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396acb" officeooo:paragraph-rsid="00396acb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line-height="115%" fo:text-align="start" style:justify-single-word="false" fo:orphans="2" fo:widows="2"/>
      <style:text-properties officeooo:rsid="0018913c" officeooo:paragraph-rsid="0018913c"/>
    </style:style>
    <style:style style:name="P55" style:family="paragraph" style:parent-style-name="Text_20_body" style:list-style-name="L1">
      <style:paragraph-properties fo:line-height="115%" fo:text-align="start" style:justify-single-word="false" fo:orphans="2" fo:widows="2"/>
      <style:text-properties officeooo:paragraph-rsid="0018913c"/>
    </style:style>
    <style:style style:name="P56" style:family="paragraph" style:parent-style-name="Text_20_body" style:list-style-name="L1">
      <style:paragraph-properties fo:line-height="115%" fo:text-align="start" style:justify-single-word="false" fo:orphans="2" fo:widows="2"/>
      <style:text-properties officeooo:paragraph-rsid="0019d991"/>
    </style:style>
    <style:style style:name="P57" style:family="paragraph" style:parent-style-name="Text_20_body" style:list-style-name="L1">
      <style:paragraph-properties fo:line-height="115%" fo:text-align="start" style:justify-single-word="false" fo:orphans="2" fo:widows="2"/>
      <style:text-properties officeooo:rsid="0019d991" officeooo:paragraph-rsid="0019d991"/>
    </style:style>
    <style:style style:name="P58" style:family="paragraph" style:parent-style-name="Text_20_body" style:list-style-name="L1">
      <style:paragraph-properties fo:line-height="115%" fo:text-align="start" style:justify-single-word="false" fo:orphans="2" fo:widows="2"/>
      <style:text-properties fo:font-weight="bold" officeooo:rsid="001bc897" officeooo:paragraph-rsid="001bc897" style:font-weight-asian="bold" style:font-weight-complex="bold"/>
    </style:style>
    <style:style style:name="P59" style:family="paragraph" style:parent-style-name="Text_20_body" style:list-style-name="L2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645f" style:font-name="myFontBold" fo:font-size="12pt" fo:letter-spacing="normal" fo:font-style="normal" fo:font-weight="bold" officeooo:rsid="001c9bda" officeooo:paragraph-rsid="001c9bda" style:font-name-asian="Noto Sans CJK SC" style:font-size-asian="12pt" style:font-weight-asian="bold" style:font-name-complex="Lohit Devanagari" style:font-size-complex="12pt" style:font-weight-complex="bold"/>
    </style:style>
    <style:style style:name="P60" style:family="paragraph" style:parent-style-name="Text_20_body" style:list-style-name="L2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32f3e" style:font-name="AmazonEmberLight" fo:font-size="12pt" fo:letter-spacing="normal" fo:font-style="normal" fo:font-weight="normal" officeooo:rsid="001c9bda" officeooo:paragraph-rsid="001c9bda" style:font-name-asian="Noto Sans CJK SC" style:font-size-asian="12pt" style:font-weight-asian="normal" style:font-name-complex="Lohit Devanagari" style:font-size-complex="12pt" style:font-weight-complex="normal"/>
    </style:style>
    <style:style style:name="P61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32f3e" style:font-name="AmazonEmberLight" fo:font-size="12pt" fo:letter-spacing="normal" fo:font-style="normal" fo:font-weight="normal" officeooo:rsid="001f2371" officeooo:paragraph-rsid="00170911" style:font-name-asian="Noto Sans CJK SC" style:font-size-asian="12pt" style:font-weight-asian="normal" style:font-name-complex="Lohit Devanagari" style:font-size-complex="12pt" style:font-weight-complex="normal"/>
    </style:style>
    <style:style style:name="P62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fa3eb" officeooo:paragraph-rsid="002fa3eb" style:font-size-asian="12pt" style:font-weight-asian="normal" style:font-size-complex="12pt" style:font-weight-complex="normal"/>
    </style:style>
    <style:style style:name="P63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2fa3eb" officeooo:paragraph-rsid="0036b7eb" style:font-size-asian="12pt" style:font-weight-asian="normal" style:font-size-complex="12pt" style:font-weight-complex="normal"/>
    </style:style>
    <style:style style:name="P64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36b7eb" officeooo:paragraph-rsid="0036b7eb" style:font-size-asian="12pt" style:font-weight-asian="normal" style:font-size-complex="12pt" style:font-weight-complex="normal"/>
    </style:style>
    <style:style style:name="P65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396acb" officeooo:paragraph-rsid="00396acb" style:font-size-asian="12pt" style:font-weight-asian="normal" style:font-size-complex="12pt" style:font-weight-complex="normal"/>
    </style:style>
    <style:style style:name="P66" style:family="paragraph" style:parent-style-name="Heading_20_1">
      <style:paragraph-properties fo:line-height="115%"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3105bc" officeooo:paragraph-rsid="003fb28d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0911" style:font-weight-asian="normal" style:font-weight-complex="normal"/>
    </style:style>
    <style:style style:name="T3" style:family="text">
      <style:text-properties fo:font-variant="normal" fo:text-transform="none" fo:color="#232f3e" style:font-name="AmazonEmberLight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32f3e" style:font-name="AmazonEmberLight" fo:font-size="12pt" fo:letter-spacing="normal" fo:font-style="normal" fo:font-weight="normal" officeooo:rsid="00131503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32f3e" style:font-name="AmazonEmberLight" fo:font-size="12pt" fo:letter-spacing="normal" fo:font-style="normal" fo:font-weight="normal" officeooo:rsid="0018913c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32f3e" style:font-name="AmazonEmberLight" fo:font-size="12pt" fo:letter-spacing="normal" fo:font-style="normal" fo:font-weight="normal" officeooo:rsid="0019d99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32f3e" style:font-name="AmazonEmberLight" fo:font-size="12pt" fo:letter-spacing="normal" fo:font-style="normal" fo:font-weight="normal" officeooo:rsid="001cd2c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32f3e" style:font-name="AmazonEmberLight" fo:font-size="12pt" fo:letter-spacing="normal" fo:font-style="normal" fo:font-weight="normal" fo:background-color="#fff200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32f3e" style:font-name="AmazonEmberLight" fo:font-size="12pt" fo:letter-spacing="normal" fo:font-style="normal" fo:font-weight="normal" officeooo:rsid="00131503" fo:background-color="#fff200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fff200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32f3e" style:font-name="AmazonEmberLight" fo:font-size="12pt" fo:letter-spacing="normal" fo:font-style="normal" fo:font-weight="normal" officeooo:rsid="001cd2cd" fo:background-color="#fff200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32f3e" style:font-name="AmazonEmberLight" fo:font-size="12pt" fo:letter-spacing="normal" fo:font-style="normal" fo:font-weight="normal" officeooo:rsid="0019d991" fo:background-color="#00a65d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32f3e" style:font-name="AmazonEmberLight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32f3e" style:font-name="AmazonEmberLight" fo:font-size="12pt" fo:letter-spacing="normal" fo:font-style="normal" fo:font-weight="bold" officeooo:rsid="0018913c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32f3e" style:font-name="AmazonEmberLight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32f3e" style:font-name="AmazonEmberLight" fo:font-size="12pt" fo:letter-spacing="normal" fo:font-style="normal" officeooo:rsid="0019d991" style:font-size-asian="12pt" style:font-size-complex="12pt"/>
    </style:style>
    <style:style style:name="T17" style:family="text">
      <style:text-properties fo:font-variant="normal" fo:text-transform="none" fo:color="#232f3e" style:text-line-through-style="none" style:text-line-through-type="none" style:font-name="AmazonEmberLight" fo:font-size="12pt" fo:letter-spacing="normal" fo:font-style="normal" style:text-underline-style="none" fo:font-weight="normal" officeooo:rsid="00131503" style:text-blinking="false" fo:background-color="#fff200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myFontBold" fo:letter-spacing="normal" fo:font-style="normal" fo:font-weight="normal" style:font-name-asian="Noto Sans CJK SC" style:font-weight-asian="normal" style:font-name-complex="Lohit Devanagari" style:font-weight-complex="normal"/>
    </style:style>
    <style:style style:name="T19" style:family="text">
      <style:text-properties fo:color="#232f3e" style:font-name="AmazonEmberLight"/>
    </style:style>
    <style:style style:name="T20" style:family="text">
      <style:text-properties fo:color="#232f3e" style:font-name="AmazonEmberLight" fo:font-weight="normal" style:font-weight-asian="normal" style:font-weight-complex="normal"/>
    </style:style>
    <style:style style:name="T21" style:family="text">
      <style:text-properties fo:color="#232f3e" style:font-name="AmazonEmberLight" fo:font-weight="normal" officeooo:rsid="0018913c" style:font-weight-asian="normal" style:font-weight-complex="normal"/>
    </style:style>
    <style:style style:name="T22" style:family="text">
      <style:text-properties fo:color="#232f3e" style:font-name="AmazonEmberLight" fo:font-weight="normal" officeooo:rsid="001bc897" style:font-weight-asian="normal" style:font-weight-complex="normal"/>
    </style:style>
    <style:style style:name="T23" style:family="text">
      <style:text-properties fo:color="#232f3e" style:font-name="AmazonEmberLight" fo:font-weight="normal" officeooo:rsid="001eba10" style:font-weight-asian="normal" style:font-weight-complex="normal"/>
    </style:style>
    <style:style style:name="T24" style:family="text">
      <style:text-properties fo:color="#232f3e" style:font-name="AmazonEmberLight" fo:font-weight="normal" officeooo:rsid="00206b58" style:font-weight-asian="normal" style:font-weight-complex="normal"/>
    </style:style>
    <style:style style:name="T25" style:family="text">
      <style:text-properties fo:color="#232f3e" style:font-name="AmazonEmberLight" fo:font-weight="normal" fo:background-color="#fff200" loext:char-shading-value="0" style:font-weight-asian="normal" style:font-weight-complex="normal"/>
    </style:style>
    <style:style style:name="T26" style:family="text">
      <style:text-properties fo:color="#232f3e" style:font-name="AmazonEmberLight" fo:font-weight="normal" officeooo:rsid="001bc897" fo:background-color="#fff200" loext:char-shading-value="0" style:font-weight-asian="normal" style:font-weight-complex="normal"/>
    </style:style>
    <style:style style:name="T27" style:family="text">
      <style:text-properties officeooo:rsid="00131503"/>
    </style:style>
    <style:style style:name="T28" style:family="text">
      <style:text-properties officeooo:rsid="001bc897"/>
    </style:style>
    <style:style style:name="T29" style:family="text">
      <style:text-properties fo:color="#000000" fo:font-size="12pt" fo:font-weight="normal" officeooo:rsid="00131503" style:font-size-asian="12pt" style:font-weight-asian="normal" style:font-size-complex="12pt" style:font-weight-complex="normal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2fa3eb"/>
    </style:style>
    <style:style style:name="T32" style:family="text">
      <style:text-properties officeooo:rsid="0036b7eb"/>
    </style:style>
    <style:style style:name="T33" style:family="text">
      <style:text-properties officeooo:rsid="00385a96"/>
    </style:style>
    <style:style style:name="T34" style:family="text">
      <style:text-properties officeooo:rsid="00396acb"/>
    </style:style>
    <style:style style:name="T35" style:family="text">
      <style:text-properties officeooo:rsid="003cc0b9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style-asian="normal" style:font-style-complex="normal"/>
    </style:style>
    <style:style style:name="T38" style:family="text">
      <style:text-properties officeooo:rsid="00434046" style:font-style-asian="normal" style:font-style-complex="normal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fo:font-style="italic" style:font-style-asian="italic" style:font-style-complex="italic"/>
    </style:style>
    <style:style style:name="T41" style:family="text">
      <style:text-properties style:text-line-through-style="solid" style:text-line-through-type="single" style:font-style-asian="normal" style:font-style-complex="normal"/>
    </style:style>
    <style:style style:name="T42" style:family="text">
      <style:text-properties style:text-line-through-style="none" style:text-line-through-type="none" style:font-style-asian="normal" style:font-style-complex="normal"/>
    </style:style>
    <style:style style:name="T43" style:family="text">
      <style:text-properties style:font-style-asian="italic" style:font-style-complex="itali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</text:p>
      <text:p text:style-name="P13"><text:span text:style-name="T4">Docker is a software platform that allows you to build, test, and deploy applications quickly. Docker packages software into standardized units called </text:span><text:span text:style-name="T17">containers </text:span><text:span text:style-name="T9">that have everything the software needs to run including libraries, system tools, code, and runtime.</text:span><text:span text:style-name="T4"> Using Docker, you can quickly deploy and scale applications into any environment and know your code will run.</text:span></text:p>
      <text:p text:style-name="P12"><text:span text:style-name="T4">O</text:span><text:span text:style-name="T5">R</text:span></text:p>
      <text:list xml:id="list1458628034" text:style-name="L1">
        <text:list-item>
          <text:p text:style-name="P38">Docker engine is the core software that runs and manages containers</text:p>
        </text:list-item>
        <text:list-item>
          <text:p text:style-name="P38">we often refer it simply as Docker or Docker Platform</text:p>
          <text:p text:style-name="P38">Docker components are swap able(we can use third party components)</text:p>
          <text:p text:style-name="P38">The components of Docker Engine are</text:p>
        </text:list-item>
        <text:list-item>
          <text:p text:style-name="P54"><text:span text:style-name="T3"><text:s/></text:span><text:span text:style-name="T13">Docker Daemon:</text:span><text:span text:style-name="T3"> </text:span><text:span text:style-name="T6">it listen for Docker API request and manages Docker objects such as images,containers, network and volume</text:span></text:p>
        </text:list-item>
        <text:list-item>
          <text:p text:style-name="P40">Docker client</text:p>
        </text:list-item>
        <text:list-item>
          <text:p text:style-name="P55"><text:span text:style-name="T14">containerd:</text:span><text:span text:style-name="T5"> </text:span><text:span text:style-name="T6">works as </text:span><text:span text:style-name="T10">bridge between daemon and runc. It is responsible for container </text:span><text:span text:style-name="T11">life cycle</text:span><text:span text:style-name="T10"> operation</text:span></text:p>
          <text:p text:style-name="P56"><text:span text:style-name="T6">(a)stating and </text:span><text:span text:style-name="T7">stopping</text:span><text:span text:style-name="T6"> container</text:span></text:p>
          <text:p text:style-name="P57"><text:span text:style-name="T3">(b)Pausing and </text:span><text:span text:style-name="T7">UN-passing</text:span><text:span text:style-name="T3"> them</text:span></text:p>
          <text:p text:style-name="P39">(c)Destroying the container</text:p>
        </text:list-item>
        <text:list-item>
          <text:p text:style-name="P54"><text:span text:style-name="T13">runc:</text:span><text:span text:style-name="T3"> </text:span><text:span text:style-name="T12">container run time</text:span><text:span text:style-name="T6">. It has a single purpose in life is to create container</text:span></text:p>
        </text:list-item>
        <text:list-item>
          <text:p text:style-name="P58"><text:span text:style-name="T16">S</text:span><text:span text:style-name="T15">him: </text:span><text:span text:style-name="T3">Shim is integral to the implementation of daemonless container. Shim makes it possible to </text:span><text:span text:style-name="T8">perform maintenance and upgrades on the Docker daemon without impacting containers.</text:span></text:p>
          <text:p text:style-name="P38">above all create and run container</text:p>
        </text:list-item>
      </text:list>
      <text:h text:style-name="P15" text:outline-level="1"><text:span text:style-name="T27">Images: </text:span><text:span text:style-name="T22">A container </text:span><text:span text:style-name="T26">image is light weight, standalone,</text:span><text:span text:style-name="T25">executable</text:span><text:span text:style-name="T26"> package of software </text:span><text:span text:style-name="T22">that includes everything needed to run an application.</text:span></text:h>
      <text:list xml:id="list3096442140" text:style-name="L2">
        <text:list-item>
          <text:p text:style-name="P59"><text:span text:style-name="T22">C</text:span><text:span text:style-name="T20">ode</text:span></text:p>
        </text:list-item>
        <text:list-item>
          <text:p text:style-name="P60">Runtime</text:p>
        </text:list-item>
        <text:list-item>
          <text:p text:style-name="P60">system tools</text:p>
        </text:list-item>
        <text:list-item>
          <text:p text:style-name="P60">system libraries </text:p>
        </text:list-item>
        <text:list-item>
          <text:p text:style-name="P60">settings</text:p>
          <text:p text:style-name="P60"/>
        </text:list-item>
      </text:list>
      <text:h text:style-name="P16" text:outline-level="1"><text:soft-page-break/>Images Registries: <text:span text:style-name="T21">Docker images </text:span><text:span text:style-name="T23">(rep1(v1,v2,v3…</text:span><text:span text:style-name="T24">),rep2(v1,v2,v3..</text:span><text:span text:style-name="T23">)</text:span><text:span text:style-name="T21"> are stored in docker image registries </text:span><text:span text:style-name="T20">for example “Docker Hub”</text:span></text:h>
      <text:p text:style-name="P11"><text:span text:style-name="T19">Official registries</text:span><text:span text:style-name="T20"> (images of large companies, docker manage it regularly)</text:span></text:p>
      <text:p text:style-name="P11"><text:span text:style-name="T19">unofficial registries</text:span><text:span text:style-name="T20"> (images of local users we can download it can make our application)</text:span></text:p>
      <text:h text:style-name="P14" text:outline-level="1">Docker Version:</text:h>
      <text:p text:style-name="P61">Check docker version =&gt; docker –version</text:p>
      <text:h text:style-name="P14" text:outline-level="1">Docker <text:span text:style-name="T28">information</text:span>:</text:h>
      <text:p text:style-name="P61">Check docker version =&gt; docker info</text:p>
      <text:h text:style-name="P22" text:outline-level="1">Image Naming and Tagging</text:h>
      <text:p text:style-name="P31">Dowloading official repo:</text:p>
      <text:p text:style-name="P2">docker image pull nginx:latest</text:p>
      <text:p text:style-name="P3">Downloading Docker Image:<text:span text:style-name="T2"> </text:span><text:span text:style-name="T18">docker image pull alpine:latest</text:span></text:p>
      <text:p text:style-name="P8"><text:tab/><text:tab/><text:tab/>docker image pull username/hello world:latest &lt;from unofficial accounts&gt;</text:p>
      <text:h text:style-name="P17" text:outline-level="1">Image Listing</text:h>
      <text:p text:style-name="P4">For checking Images in your system: <text:span text:style-name="T1">Docker image ls</text:span></text:p>
      <text:p text:style-name="P9">REPOSITORY <text:s text:c="2"/>TAG <text:s text:c="6"/>IMAGE ID <text:s text:c="6"/>CREATED <text:s text:c="6"/>SIZE</text:p>
      <text:p text:style-name="P9">alpine <text:s text:c="6"/><text:tab/> <text:s text:c="2"/>latest <text:s text:c="6"/>d7d3d98c851f <text:s text:c="2"/>2 weeks ago <text:s text:c="3"/>5.53MB</text:p>
      <text:p text:style-name="P5">For checking Images in your system: <text:span text:style-name="T1">Docker images</text:span></text:p>
      <text:p text:style-name="P9">REPOSITORY <text:s text:c="2"/>TAG <text:s text:c="6"/>IMAGE ID <text:s text:c="6"/>CREATED <text:s text:c="6"/>SIZE</text:p>
      <text:p text:style-name="P9">alpine <text:s text:c="6"/><text:tab/> <text:s text:c="3"/>latest <text:s text:c="3"/>d7d3d98c851f <text:s text:c="2"/>2 weeks ago <text:s text:c="2"/>5.53MB</text:p>
      <text:h text:style-name="P18" text:outline-level="1">Removing Image</text:h>
      <text:p text:style-name="P7">Delete all images which are dependent with container</text:p>
      <text:p text:style-name="P6">For deleting image: <text:span text:style-name="T1">Docker image rm alpine:latest</text:span></text:p>
      <text:p text:style-name="P10">Docker image ls</text:p>
      <text:h text:style-name="P24" text:outline-level="1">Running a Container</text:h>
      <text:list xml:id="list2932395265" text:style-name="L3">
        <text:list-item>
          <text:p text:style-name="P41">A container run time instance is an image</text:p>
        </text:list-item>
        <text:list-item>
          <text:p text:style-name="P41">technically from an image you create a copy of your app that is now up and running</text:p>
        </text:list-item>
      </text:list>
      <text:p text:style-name="P30">For runni<text:span text:style-name="T35">n</text:span>g and creating conta<text:span text:style-name="T35">i</text:span>ner(it:inveterate mood): docker run -it imagename sh</text:p>
      <text:p text:style-name="P27">checking running container status:docker container ls or docker ps or docker ps -a</text:p>
      <text:p text:style-name="P28">interacting a running container: docker exec cranky_montalcini</text:p>
      <text:p text:style-name="P27"><text:soft-page-break/>Checking all running and stoped container status:docker container ls -a</text:p>
      <text:p text:style-name="P28">interacting a running container: docker exec (ID) sh</text:p>
      <text:h text:style-name="P25" text:outline-level="1">Stopping Container:</text:h>
      <text:p text:style-name="P26"><text:s/><text:span text:style-name="T29">docker container stop ID(435493aa01eb)</text:span></text:p>
      <text:h text:style-name="P25" text:outline-level="1">Starting Container:</text:h>
      <text:p text:style-name="P29">Docker container start ID()</text:p>
      <text:p text:style-name="P29"><text:s/>verify : docker container ps -a</text:p>
      <text:h text:style-name="P19" text:outline-level="1">Removing Container:</text:h>
      <text:p text:style-name="P32">First stop the running containers: docker container stop ID()</text:p>
      <text:p text:style-name="P32">the execute the remove command: <text:span text:style-name="T30">docker container rm container (ID)</text:span></text:p>
      <text:p text:style-name="P32">verify: docker ps -a</text:p>
      <text:h text:style-name="P20" text:outline-level="1">Container in Detached Mode:</text:h>
      <text:p text:style-name="P33">Alternative mood to run a docker container. It run container in a background</text:p>
      <text:p text:style-name="P34">command: docker container run -d image name</text:p>
      <text:p text:style-name="P34">it will returns:40cc8930658ed62abb21817c25f13ff998219ca89de8b5f3677300d09c8debc3</text:p>
      <text:h text:style-name="P21" text:outline-level="1">Publishing Port</text:h>
      <text:p text:style-name="P34">Publishing and giving <text:span text:style-name="T31">permission </text:span>access to users publicly</text:p>
      <text:p text:style-name="P35">the app is running in a specific port</text:p>
      <text:p text:style-name="P35">publish port (-p 5010:80) </text:p>
      <text:p text:style-name="P35">command:docker container run -d -p 5010:80 container name</text:p>
      <text:p text:style-name="P36">it will return</text:p>
      <text:p text:style-name="P36"><text:s/>docker container ps</text:p>
      <text:p text:style-name="P36">CONTAINER ID <text:s text:c="2"/>IMAGE <text:s text:c="20"/>COMMAND <text:s text:c="17"/>CREATED <text:s text:c="9"/>STATUS <text:s text:c="9"/>PORTS <text:s text:c="34"/>NAMES</text:p>
      <text:p text:style-name="P36">efd780df18a4 <text:s text:c="2"/>aamirpinger/flag:latest <text:s text:c="2"/>"nginx -g 'daemon of…" <text:s text:c="2"/>16 seconds ago <text:s text:c="2"/>Up 16 seconds <text:s text:c="2"/>0.0.0.0:5010-&gt;80/tcp, :::5010-&gt;80/tcp <text:s text:c="2"/>trusting_varahamihira</text:p>
      <text:p text:style-name="P36">Now check the ruuning app on browser</text:p>
      <text:p text:style-name="P36">ip of sever or local host:assigned port name</text:p>
      <text:p text:style-name="P36"><text:soft-page-break/>localhost:5010</text:p>
      <text:h text:style-name="P63" text:outline-level="1">Dockerfile <text:span text:style-name="T32">simple</text:span>:</text:h>
      <text:p text:style-name="P42">FROM nginx:latest</text:p>
      <text:p text:style-name="P42">COPY . /usr/share/nginx/html</text:p>
      <text:h text:style-name="P62" text:outline-level="1">Dockerfile Complex:</text:h>
      <text:p text:style-name="P43">FROM alpine</text:p>
      <text:p text:style-name="P43">LABEL maintainer="<text:span text:style-name="T33">zulkifelahmad375@gmail.com</text:span>"</text:p>
      <text:p text:style-name="P43">RUN apk add --update nodejs nodejs-npm</text:p>
      <text:p text:style-name="P43">COPY . /src</text:p>
      <text:p text:style-name="P43">WORKDIR /src</text:p>
      <text:p text:style-name="P43">RUN npm install</text:p>
      <text:p text:style-name="P43">ENV CREATEDBY="<text:span text:style-name="T33">Zulkife Ahmad</text:span>"</text:p>
      <text:p text:style-name="P43">EXPOSE 8<text:span text:style-name="T33">50</text:span>0</text:p>
      <text:p text:style-name="P43">ENTRYPOINT ["node", "./app.js"]</text:p>
      <text:p text:style-name="P51"/>
      <text:h text:style-name="P62" text:outline-level="1">Containerizing App Practical Example 1:</text:h>
      <text:p text:style-name="P42">Step1: cd docker-slide-code</text:p>
      <text:p text:style-name="P42">step2: cd html-js-app</text:p>
      <text:p text:style-name="P42">step3: ls</text:p>
      <text:p text:style-name="P42">step4: cat Dockerfile</text:p>
      <text:p text:style-name="P42">step5: docker build -t first-docker-app .</text:p>
      <text:p text:style-name="P42">Step6: <text:s/>docker container run --name=first-docker-cont -d -p 8500:80 first-docker-app</text:p>
      <text:p text:style-name="P42">76265dcb3ada4bef9f524c4a41ef7d51eed967fb90c5cfe8c44144f25cbf9cf9</text:p>
      <text:p text:style-name="P48">step6: localhost:8500</text:p>
      <text:h text:style-name="P64" text:outline-level="1">Containerizing App Practical Example 2:</text:h>
      <text:p text:style-name="P45">Step1: cd docker-slide-code</text:p>
      <text:p text:style-name="P45">step2: cd <text:span text:style-name="T34">node</text:span>-js-app</text:p>
      <text:p text:style-name="P45">step3: ls</text:p>
      <text:p text:style-name="P45">step4: cat Dockerfile</text:p>
      <text:p text:style-name="P45"><text:soft-page-break/>step5: <text:s/>docker build -t node-app-image .</text:p>
      <text:p text:style-name="P45">Step6: <text:s/>docker container run --name=first-docker-cont -d -p 85<text:span text:style-name="T34">1</text:span>0:80 first-docker-app</text:p>
      <text:p text:style-name="P45">76265dcb3ada4bef9f524c4a41ef7d51eed967fb90c5cfe8c44144f25cbf9cf9</text:p>
      <text:p text:style-name="P49">step6: localhost:8500</text:p>
      <text:p text:style-name="P50">step7: docker ps -a</text:p>
      <text:h text:style-name="P65" text:outline-level="1">Pushing Images:</text:h>
      <text:h text:style-name="P65" text:outline-level="1">Docker Inspect and Docker History:</text:h>
      <text:p text:style-name="P46">Docker history &lt;image name&gt;</text:p>
      <text:p text:style-name="P46">docker inspect &lt;image name&gt; </text:p>
      <text:h text:style-name="P66" text:outline-level="1">Bind Mount Practical Example:</text:h>
      <text:p text:style-name="P47">Docker container run -it name=hello-world-app -v <text:span text:style-name="T43">home/</text:span><text:span text:style-name="T37">zulkifel/test-app-folder:/test-app-container &lt;image name&gt;</text:span></text:p>
      <text:p text:style-name="P46"/>
      <text:p text:style-name="P53"/>
      <text:p text:style-name="P53"/>
      <text:p text:style-name="P50"/>
      <text:p text:style-name="P52"/>
      <text:p text:style-name="P48"/>
      <text:p text:style-name="P37"/>
      <text:p text:style-name="P10"/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0:42:28.178677100</meta:creation-date>
    <dc:date>2022-08-20T01:24:09.229465040</dc:date>
    <meta:editing-duration>PT6H59M2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5" meta:paragraph-count="117" meta:word-count="742" meta:character-count="5372" meta:non-whitespace-character-count="4575"/>
  </office:meta>
</office:document-meta>
</file>